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2000001FB2977BB2B.png"/>
  <manifest:file-entry manifest:media-type="image/png" manifest:full-path="Pictures/1000020100000282000001FB850D0EB8.png"/>
  <manifest:file-entry manifest:media-type="image/png" manifest:full-path="Pictures/1000020100000282000001FBA089B057.png"/>
  <manifest:file-entry manifest:media-type="image/png" manifest:full-path="Pictures/1000020100000282000001FB1164AE1B.png"/>
  <manifest:file-entry manifest:media-type="image/png" manifest:full-path="Pictures/1000020100000282000001FBFF8F88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1097in" fo:margin-left="0in" table:align="left" style:may-break-between-rows="false"/>
    </style:style>
    <style:style style:name="Table1.A" style:family="table-column">
      <style:table-column-properties style:column-width="2.9139in"/>
    </style:style>
    <style:style style:name="Table1.B" style:family="table-column">
      <style:table-column-properties style:column-width="5.1958in"/>
    </style:style>
    <style:style style:name="Table1.A1" style:family="table-cell">
      <style:table-cell-properties fo:padding="0.0785in" fo:border="none" style:writing-mode="page"/>
    </style:style>
    <style:style style:name="Table1.A2" style:family="table-cell">
      <style:table-cell-properties style:vertical-align="middle" fo:padding="0.0785in" fo:border="none" style:writing-mode="page"/>
    </style:style>
    <style:style style:name="Table1.A5" style:family="table-cell" style:data-style-name="N0">
      <style:table-cell-properties style:vertical-align="middle" fo:padding="0.0785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">Scene</text:p>
          </table:table-cell>
          <table:table-cell table:style-name="Table1.A1" office:value-type="string">
            <text:p text:style-name="P1">Visualization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<draw:frame draw:style-name="fr1" draw:name="graphics1" text:anchor-type="paragraph" svg:width="2.4209in" svg:height="1.8693in" draw:z-index="1"><draw:image xlink:href="Pictures/1000020100000282000001FBA089B05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1" office:value-type="string">
            <text:p text:style-name="Table_20_Contents"><draw:frame draw:style-name="fr1" draw:name="graphics2" text:anchor-type="paragraph" svg:width="2.3717in" svg:height="1.8402in" draw:z-index="0"><draw:image xlink:href="Pictures/1000020100000282000001FB2977BB2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><draw:frame draw:style-name="fr1" draw:name="graphics3" text:anchor-type="paragraph" svg:width="1.978in" svg:height="1.5472in" draw:z-index="2"><draw:image xlink:href="Pictures/1000020100000282000001FB850D0EB8.png" xlink:type="simple" xlink:show="embed" xlink:actuate="onLoad"/></draw:frame></text:p>
          </table:table-cell>
        </table:table-row>
        <table:table-row>
          <table:table-cell table:style-name="Table1.A5" office:value-type="float" office:value="4">
            <text:p text:style-name="P2">4</text:p>
          </table:table-cell>
          <table:table-cell table:style-name="Table1.A2" office:value-type="string">
            <text:p text:style-name="P3"><draw:frame draw:style-name="fr1" draw:name="graphics4" text:anchor-type="paragraph" svg:width="2.2598in" svg:height="1.8272in" draw:z-index="3"><draw:image xlink:href="Pictures/1000020100000282000001FBFF8F8830.png" xlink:type="simple" xlink:show="embed" xlink:actuate="onLoad"/></draw:frame></text:p>
          </table:table-cell>
        </table:table-row>
        <text:soft-page-break/>
        <table:table-row>
          <table:table-cell table:style-name="Table1.A5" office:value-type="float" office:value="5">
            <text:p text:style-name="P2">5</text:p>
          </table:table-cell>
          <table:table-cell table:style-name="Table1.A2" office:value-type="string">
            <text:p text:style-name="P3"><draw:frame draw:style-name="fr1" draw:name="graphics5" text:anchor-type="paragraph" svg:width="2.1346in" svg:height="1.6835in" draw:z-index="4"><draw:image xlink:href="Pictures/1000020100000282000001FB1164AE1B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name="Arial" style:font-size-asian="12pt" style:font-name-complex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alibri"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Ari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965in" fo:margin-bottom="0.1965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8T21:05:10.672000000</meta:creation-date>
    <dc:date>2022-12-13T09:28:25.65</dc:date>
    <meta:editing-duration>PT2H2M38S</meta:editing-duration>
    <meta:editing-cycles>29</meta:editing-cycles>
    <meta:generator>OpenOffice/4.1.13$Win32 OpenOffice.org_project/4113m1$Build-9810</meta:generator>
    <meta:document-statistic meta:table-count="1" meta:image-count="5" meta:object-count="0" meta:page-count="3" meta:paragraph-count="7" meta:word-count="7" meta:character-count="23"/>
  </office:meta>
</office:document-meta>
</file>